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22efb" officeooo:paragraph-rsid="00122efb"/>
    </style:style>
    <style:style style:name="P2" style:family="paragraph" style:parent-style-name="Footnote">
      <style:text-properties officeooo:rsid="0014b262" officeooo:paragraph-rsid="0014b262"/>
    </style:style>
    <style:style style:name="P3" style:family="paragraph" style:parent-style-name="Heading">
      <style:text-properties officeooo:rsid="00076e21" officeooo:paragraph-rsid="00076e21"/>
    </style:style>
    <style:style style:name="P4" style:family="paragraph" style:parent-style-name="Heading">
      <style:text-properties officeooo:rsid="0008141f" officeooo:paragraph-rsid="0008141f"/>
    </style:style>
    <style:style style:name="P5" style:family="paragraph" style:parent-style-name="Heading">
      <style:text-properties officeooo:rsid="00164628" officeooo:paragraph-rsid="00164628"/>
    </style:style>
    <style:style style:name="P6" style:family="paragraph" style:parent-style-name="Heading">
      <style:text-properties officeooo:rsid="001f308c" officeooo:paragraph-rsid="001f308c"/>
    </style:style>
    <style:style style:name="P7" style:family="paragraph" style:parent-style-name="Standard">
      <style:text-properties officeooo:rsid="0004b8c3" officeooo:paragraph-rsid="0004b8c3"/>
    </style:style>
    <style:style style:name="P8" style:family="paragraph" style:parent-style-name="Text_20_body">
      <style:text-properties officeooo:rsid="0008141f" officeooo:paragraph-rsid="0008141f"/>
    </style:style>
    <style:style style:name="P9" style:family="paragraph" style:parent-style-name="Text_20_body">
      <style:text-properties officeooo:rsid="000c3544" officeooo:paragraph-rsid="000c3544"/>
    </style:style>
    <style:style style:name="P10" style:family="paragraph" style:parent-style-name="Text_20_body">
      <style:text-properties officeooo:rsid="0013b591" officeooo:paragraph-rsid="0013b591"/>
    </style:style>
    <style:style style:name="P11" style:family="paragraph" style:parent-style-name="Text_20_body">
      <style:text-properties officeooo:rsid="00177e08" officeooo:paragraph-rsid="00177e08"/>
    </style:style>
    <style:style style:name="P12" style:family="paragraph" style:parent-style-name="Text_20_body">
      <style:text-properties officeooo:rsid="0024d3ee" officeooo:paragraph-rsid="0024d3ee"/>
    </style:style>
    <style:style style:name="T1" style:family="text">
      <style:text-properties officeooo:rsid="0007057b"/>
    </style:style>
    <style:style style:name="T2" style:family="text">
      <style:text-properties officeooo:rsid="00094450"/>
    </style:style>
    <style:style style:name="T3" style:family="text">
      <style:text-properties officeooo:rsid="000e3435"/>
    </style:style>
    <style:style style:name="T4" style:family="text">
      <style:text-properties officeooo:rsid="001023aa"/>
    </style:style>
    <style:style style:name="T5" style:family="text">
      <style:text-properties officeooo:rsid="0010783f"/>
    </style:style>
    <style:style style:name="T6" style:family="text">
      <style:text-properties officeooo:rsid="00122efb"/>
    </style:style>
    <style:style style:name="T7" style:family="text">
      <style:text-properties officeooo:rsid="0014b262"/>
    </style:style>
    <style:style style:name="T8" style:family="text">
      <style:text-properties officeooo:rsid="0018baf0"/>
    </style:style>
    <style:style style:name="T9" style:family="text">
      <style:text-properties officeooo:rsid="001a6e5d"/>
    </style:style>
    <style:style style:name="T10" style:family="text">
      <style:text-properties officeooo:rsid="001b1e10"/>
    </style:style>
    <style:style style:name="T11" style:family="text">
      <style:text-properties officeooo:rsid="001c3481"/>
    </style:style>
    <style:style style:name="T12" style:family="text">
      <style:text-properties officeooo:rsid="001e0a8a"/>
    </style:style>
    <style:style style:name="T13" style:family="text">
      <style:text-properties officeooo:rsid="00234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trzeby i cel</text:p>
      <text:p text:style-name="P7"/>
      <text:p text:style-name="P7"/>
      <text:p text:style-name="Heading">Wprowadzenie:</text:p>
      <text:p text:style-name="Text_20_body">Dokument ten został stworzony na potrzeby projektu „<text:span text:style-name="T1">Symulator Studenta</text:span>” . Przedstawia specyfikację wymagań w dogodny i przejrzysty sposób.</text:p>
      <text:p text:style-name="Text_20_body"/>
      <text:p text:style-name="P4">Dokumenty powiązane:</text:p>
      <text:p text:style-name="P8">- <text:span text:style-name="T2">brak</text:span></text:p>
      <text:p text:style-name="P3">Opis ogólny:</text:p>
      <text:p text:style-name="P9">Program umożliwia <text:span text:style-name="T3">wcielenie się w studenta uczelni wyższej, który ma przed sobą zadanie zgromadzenia wiedzy i umiejętności potrzebnych na zda</text:span><text:span text:style-name="T4">wa</text:span><text:span text:style-name="T3">nie kolejnych semestrów. </text:span><text:span text:style-name="T4">Rozgrywka ma się opierać na </text:span><text:span text:style-name="T12">formie</text:span><text:span text:style-name="T4"> turowej – </text:span><text:span text:style-name="T5">jedna tura reprezentuje jeden dzień w życiu studenta, który musi decydować jak wykorzystać swoje zasoby (czas, </text:span><text:span text:style-name="T6">pieniądze</text:span><text:span text:style-name="T6"><text:note text:id="ftn0" text:note-class="footnote"><text:note-citation>1</text:note-citation><text:note-body><text:p text:style-name="P1">W wersji rozszerzonej programu</text:p></text:note-body></text:note></text:span><text:span text:style-name="T6">,</text:span><text:span text:style-name="T5"> zdrowie fizyczne i psychiczne).</text:span></text:p>
      <text:p text:style-name="P10">Uczęszczanie na zajęcia i samodzielna nauka obniżają <text:span text:style-name="T11">poziom </text:span>zdrowi<text:span text:style-name="T11">a</text:span> psychiczne<text:span text:style-name="T11">go</text:span>, zdrowie fizyczne spada przy braku ruchu, <text:span text:style-name="T7">podczas zdarzenia losowego (choroby</text:span><text:span text:style-name="T7"><text:note text:id="ftn1" text:note-class="footnote"><text:note-citation>2</text:note-citation><text:note-body><text:p text:style-name="P2">Jak w 1</text:p></text:note-body></text:note></text:span><text:span text:style-name="T7">)</text:span> oraz przy zrezygnowaniu ze snu.</text:p>
      <text:p text:style-name="P10"/>
      <text:p text:style-name="P5">Przypadki użycia:</text:p>
      <text:p text:style-name="P11">Jedynym aktorem jest gracz, który poprzez korzystanie z przycisków wybiera, jak wykorzystać zasoby <text:span text:style-name="T8">w grze. </text:span><text:span text:style-name="T9">Zasoby te muszą </text:span><text:span text:style-name="T10">być dla niego widoczne.</text:span></text:p>
      <text:p text:style-name="P11"/>
      <text:p text:style-name="P11"/>
      <text:p text:style-name="P6">Wymagania <text:span text:style-name="T13">f</text:span>unkcjonalne:</text:p>
      <text:p text:style-name="Heading">Wymagania niefunkcjonalne:</text:p>
      <text:p text:style-name="P12">Łatwość obsługi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17:16:28.527000000</meta:creation-date>
    <meta:generator>LibreOffice/7.1.0.3$Windows_X86_64 LibreOffice_project/f6099ecf3d29644b5008cc8f48f42f4a40986e4c</meta:generator>
    <dc:date>2021-05-07T17:45:07.873000000</dc:date>
    <meta:editing-duration>PT28M26S</meta:editing-duration>
    <meta:editing-cycles>30</meta:editing-cycles>
    <meta:document-statistic meta:table-count="0" meta:image-count="0" meta:object-count="0" meta:page-count="1" meta:paragraph-count="15" meta:word-count="140" meta:character-count="1026" meta:non-whitespace-character-count="900"/>
  </office:meta>
</office:document-meta>
</file>